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table:number-columns-repeated="34" table:style-name="ce2"/>
          <table:table-cell table:number-columns-repeated="16350"/>
        </table:table-row>
        <table:table-row table:style-name="ro1">
          <table:table-cell table:style-name="ce2"/>
          <table:table-cell office:value-type="string" table:number-columns-spanned="8" table:number-rows-spanned="1" table:style-name="ce3">
            <text:p>Landing page</text:p>
          </table:table-cell>
          <table:covered-table-cell table:number-columns-repeated="7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number-columns-spanned="7" table:number-rows-spanned="1" table:style-name="ce3">
            <text:p>Titulo presente Pagina</text:p>
          </table:table-cell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number-columns-spanned="7" table:number-rows-spanned="1" table:style-name="ce4">
            <text:p>Un logotipo de la asociacion Game Skill</text:p>
          </table:table-cell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number-columns-spanned="7" table:number-rows-spanned="1" table:style-name="ce4">
            <text:p>Un logotipo de Spain Skill</text:p>
          </table:table-cell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number-columns-spanned="7" table:number-rows-spanned="1" table:style-name="ce4">
            <text:p>Una imagen de promoción de alguno de los juegos que podrá ir cambiando con el tiempo (provistas en la carpeta de datos).</text:p>
          </table:table-cell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number-columns-spanned="7" table:number-rows-spanned="1" table:style-name="ce5">
            <text:p>Una animación interactiva creada con un personaje de estética “retro” (se incluyen imágenes del mismo) que recoge varios objetos por la pantalla.<text:s/></text:p>
          </table:table-cell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style-name="ce2"/>
          <table:table-cell office:value-type="string" table:number-columns-spanned="8" table:number-rows-spanned="1" table:style-name="ce3">
            <text:p>BD</text:p>
          </table:table-cell>
          <table:covered-table-cell table:number-columns-repeated="7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number-columns-spanned="7" table:number-rows-spanned="1" table:style-name="ce5">
            <text:p>Crear modelo Entidad/relacion</text:p>
          </table:table-cell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number-columns-spanned="7" table:number-rows-spanned="1" table:style-name="ce5">
            <text:p>Crear entidades</text:p>
          </table:table-cell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number-columns-spanned="7" table:number-rows-spanned="1" table:style-name="ce7">
            <text:p>Tabla login</text:p>
          </table:table-cell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number-columns-spanned="7" table:number-rows-spanned="1" table:style-name="ce5">
            <text:p>Para el ranking, se recibirá el juego que se quiere ver y se enviará la lista de las 10 mejores puntuaciones que se han obtenido en dicho juego junto con el nombre de los jugadores que las han obtenido.</text:p>
          </table:table-cell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4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4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4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4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4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4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4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4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4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4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number-rows-repeated="150" table:style-name="ro1">
          <table:table-cell table:number-columns-repeated="34" table:style-name="ce2"/>
          <table:table-cell table:number-columns-repeated="16350"/>
        </table:table-row>
        <table:table-row table:number-rows-repeated="10484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MARIO VILLEGAS JUANES</meta:initial-creator>
    <dc:creator>NEO ARMADA MONTERO</dc:creator>
    <meta:creation-date>2024-02-07T12:41:26Z</meta:creation-date>
    <dc:date>2024-02-07T14:23:19Z</dc:date>
  </office:meta>
</office:document-meta>
</file>